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d545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0ef46d" officeooo:paragraph-rsid="000d5453" style:font-size-asian="15pt" style:font-weight-asian="normal" style:font-size-complex="15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fd303" style:font-size-asian="18pt" style:font-size-complex="18pt"/>
    </style:style>
    <style:style style:name="T4" style:family="text">
      <style:text-properties officeooo:rsid="00164ca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fd303" style:font-size-asian="20pt" style:font-size-complex="20pt"/>
    </style:style>
    <style:style style:name="T7" style:family="text">
      <style:text-properties fo:font-size="20pt" officeooo:rsid="000d5453" style:font-size-asian="20pt" style:font-size-complex="20pt"/>
    </style:style>
    <style:style style:name="T8" style:family="text">
      <style:text-properties fo:font-size="12pt"/>
    </style:style>
    <style:style style:name="gr1" style:family="graphic">
      <style:graphic-properties svg:stroke-color="#000000" draw:fill="none" draw:textarea-vertical-align="middle" draw:auto-grow-height="false" fo:min-height="0.663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972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77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vertical-align="middle" draw:auto-grow-height="false" fo:min-height="0.663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3" svg:width="0.292cm" svg:height="0.662cm" svg:x="11.913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5">Deus Esta No Meio Do Seu Povo</text:span><text:tab/>Vanilda Bordieri<text:tab/><text:span text:style-name="T6">[ </text:span><text:span text:style-name="T7">02 </text:span><text:span text:style-name="T6">]</text:span></text:p>
      <text:p text:style-name="P2"><draw:frame text:anchor-type="paragraph" draw:z-index="1" draw:style-name="gr2" draw:text-style-name="P4" svg:width="1.059cm" svg:height="0.451cm" svg:x="12.577cm" svg:y="0.053cm"><draw:text-box><text:p><text:span text:style-name="T8">6x</text:span></text:p></draw:text-box></draw:frame>Deus está no meio do seu povo</text:p>
      <text:p text:style-name="P2"><draw:custom-shape text:anchor-type="paragraph" draw:z-index="2" draw:style-name="gr3" draw:text-style-name="P3" svg:width="0.239cm" svg:height="1.971cm" svg:x="15.935cm" svg:y="0.42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3" draw:style-name="gr4" draw:text-style-name="P5" svg:width="1.059cm" svg:height="0.451cm" svg:x="16.36cm" svg:y="0.545cm"><draw:text-box><text:p>2x</text:p></draw:text-box></draw:frame>Deus está no meio do seu povo (aleluia)</text:p>
      <text:p text:style-name="P2">Deus está no meio do seu povo</text:p>
      <text:p text:style-name="P2">Tudo que ele fez pode fazer de novo; Sinto deus no meio do seu povo</text:p>
      <text:p text:style-name="P2"/>
      <text:p text:style-name="P2">A história de israel nos ensinou uma lição</text:p>
      <text:p text:style-name="P2">Deus esta no meio do seu povo</text:p>
      <text:p text:style-name="P2">Os milagres no deserto só tem uma explicação</text:p>
      <text:p text:style-name="P2">Deus esta no meio do seu povo</text:p>
      <text:p text:style-name="P2"/>
      <text:p text:style-name="P2">O verbo se fez carne e na terra abitou</text:p>
      <text:p text:style-name="P2">Deus esta no meio do seu povo</text:p>
      <text:p text:style-name="P2">Seus milagres e ensino uma coisa nos mostrou</text:p>
      <text:p text:style-name="P2">Deus esta no meio do seu povo</text:p>
      <text:p text:style-name="P2">O espírito santo desceu em jerusalem</text:p>
      <text:p text:style-name="P2">Deus esta no meio do seu povo</text:p>
      <text:p text:style-name="P2">Na igreja primitiva ouve milagres também</text:p>
      <text:p text:style-name="P2">Deus esta no meio do seu povo</text:p>
      <text:p text:style-name="P2"/>
      <text:p text:style-name="P2">Deus é o mesmo ontem, hoje e eternamente</text:p>
      <text:p text:style-name="P2">Deus esta no meio do seu povo</text:p>
      <text:p text:style-name="P2">Ele é o emanuel e esta sempre presente</text:p>
      <text:p text:style-name="P2">Deus esta no meio do seu povo</text:p>
      <text:p text:style-name="P2">Vejo o crente cheio de <text:span text:style-name="T4">unção</text:span> e de poder</text:p>
      <text:p text:style-name="P2">Deus esta no meio do seu povo</text:p>
      <text:p text:style-name="P2">Mudo fala, surdo ouvi e cego pode ver</text:p>
      <text:p text:style-name="P2">Deus esta no meio do seu povo</text:p>
      <text:p text:style-name="P2"/>
      <text:p text:style-name="P2">Ele é digno</text:p>
      <text:p text:style-name="P2"/>
      <text:p text:style-name="P2">Todo dia alguém recebe a libertação</text:p>
      <text:p text:style-name="P2">Deus está no meio do seu povo</text:p>
      <text:p text:style-name="P2">Deus vai usar a igreja para abalar a nação</text:p>
      <text:p text:style-name="P2">Deus está no meio do seu povo</text:p>
      <text:p text:style-name="P2"/>
      <text:p text:style-name="P2"><draw:custom-shape text:anchor-type="paragraph" draw:z-index="4" draw:style-name="gr5" draw:text-style-name="P3" svg:width="0.292cm" svg:height="0.77cm" svg:x="12.019cm" svg:y="0.38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6" draw:style-name="gr4" draw:text-style-name="P5" svg:width="1.059cm" svg:height="0.451cm" svg:x="12.524cm" svg:y="0.545cm"><draw:text-box><text:p>2x</text:p></draw:text-box></draw:frame>Tudo que ele pode fazer de novo</text:p>
      <text:p text:style-name="P2">Sinto deus no meio do seu povo</text:p>
      <text:p text:style-name="P2"><draw:custom-shape text:anchor-type="paragraph" draw:z-index="5" draw:style-name="gr6" draw:text-style-name="P3" svg:width="0.265cm" svg:height="0.662cm" svg:x="12.072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4" draw:text-style-name="P5" svg:width="1.059cm" svg:height="0.451cm" svg:x="12.55cm" svg:y="0.18cm"><draw:text-box><text:p>6x</text:p></draw:text-box></draw:frame>Deus está no meio do seu po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4:52:50.578991896</dc:date>
    <meta:editing-duration>PT16M28S</meta:editing-duration>
    <meta:editing-cycles>9</meta:editing-cycles>
    <meta:generator>LibreOffice/5.4.1.2.0$Linux_X86_64 LibreOffice_project/40m0$Build-2</meta:generator>
    <meta:print-date>2017-11-02T14:30:09.110443717</meta:print-date>
    <meta:document-statistic meta:table-count="0" meta:image-count="0" meta:object-count="0" meta:page-count="1" meta:paragraph-count="33" meta:word-count="250" meta:character-count="1141" meta:non-whitespace-character-count="924"/>
  </office:meta>
</office:document-meta>
</file>